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" style:font-family-generic="swiss"/>
    <style:font-face style:name="Sawasdee" svg:font-family="Sawasdee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29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ff6600" fo:font-size="36pt" style:font-size-asian="36pt" style:font-size-complex="36pt"/>
    </style:style>
    <style:style style:name="P2" style:family="paragraph">
      <style:paragraph-properties fo:text-align="start"/>
      <style:text-properties style:font-name="Ubuntu"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style:font-name="Ubuntu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Ubuntu" fo:font-size="28pt" style:font-size-asian="28pt" style:font-size-complex="28pt"/>
    </style:style>
    <style:style style:name="P6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T1" style:family="text">
      <style:text-properties fo:color="#ff6600" fo:font-size="36pt" style:font-size-asian="36pt" style:font-size-complex="36pt"/>
    </style:style>
    <style:style style:name="T2" style:family="text">
      <style:text-properties style:font-name="Sawasdee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Ubuntu" fo:font-size="20pt" style:font-size-asian="20pt" style:font-size-complex="20pt"/>
    </style:style>
    <style:style style:name="T4" style:family="text">
      <style:text-properties style:font-name="Sawasdee" fo:font-size="20pt" style:font-size-asian="20pt" style:font-size-complex="20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color="#801900" style:font-name="Ubuntu" fo:font-size="28pt" style:font-size-asian="28pt" style:font-size-complex="28pt"/>
    </style:style>
    <style:style style:name="T7" style:family="text">
      <style:text-properties fo:color="#801900" style:font-name="Sawasdee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800000" style:font-name="Ubuntu" fo:font-size="28pt" style:font-size-asian="28pt" style:font-size-complex="28pt"/>
    </style:style>
    <style:style style:name="T9" style:family="text">
      <style:text-properties style:use-window-font-color="true" style:font-name="Ubuntu"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Ubuntu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ndlebars HTML structure:</text:span></text:p>
          </draw:text-box>
        </draw:frame>
        <draw:frame presentation:style-name="pr2" draw:text-style-name="P3" draw:layer="layout" svg:width="25.199cm" svg:height="16.829cm" svg:x="1.4cm" svg:y="3.802cm" presentation:class="subtitle" presentation:user-transformed="true">
          <draw:text-box>
            <text:p text:style-name="P2"><text:span text:style-name="T2">&lt;!-- the content of the web page starts off empty</text:span></text:p>
            <text:p text:style-name="P2"><text:span text:style-name="T2"><text:s text:c="5"/></text:span><text:span text:style-name="T2">because we will fill it later from the template --&gt;</text:span></text:p>
            <text:p text:style-name="P2"><text:span text:style-name="T3"><text:s text:c="4"/></text:span><text:span text:style-name="T3">&lt;div id="content"&gt;</text:span></text:p>
            <text:p text:style-name="P2"><text:span text:style-name="T3"><text:s text:c="4"/></text:span><text:span text:style-name="T3">&lt;/div&gt;</text:span></text:p>
            <text:p text:style-name="P2"><text:span text:style-name="T3"/></text:p>
            <text:p text:style-name="P2"><text:span text:style-name="T3"><text:s text:c="4"/></text:span><text:span text:style-name="T4">&lt;!-- this is our template</text:span></text:p>
            <text:p text:style-name="P2"><text:span text:style-name="T4"><text:s text:c="6"/></text:span><text:span text:style-name="T4">it displays an image with a title and author headings</text:span></text:p>
            <text:p text:style-name="P2"><text:span text:style-name="T4"><text:s text:c="6"/></text:span><text:span text:style-name="T4">the bits in curly brackets {{}} are template expressions --&gt;</text:span></text:p>
            <text:p text:style-name="P2"><text:span text:style-name="T3"><text:s text:c="4"/></text:span><text:span text:style-name="T3">&lt;script id="image-template" type="text/x-handlebars-template"&gt;</text:span></text:p>
            <text:p text:style-name="P2"><text:span text:style-name="T3"><text:s text:c="6"/></text:span><text:span text:style-name="T3">&lt;div class="title"&gt;</text:span></text:p>
            <text:p text:style-name="P2"><text:span text:style-name="T3"><text:tab/></text:span><text:span text:style-name="T3"><text:tab/></text:span><text:span text:style-name="T3"> <text:s text:c="3"/></text:span><text:span text:style-name="T3">&lt;h1&gt;{{title}}&lt;/h1&gt;</text:span></text:p>
            <text:p text:style-name="P2"><text:span text:style-name="T3"><text:s text:c="4"/></text:span><text:span text:style-name="T3"><text:tab/></text:span><text:span text:style-name="T3"><text:tab/></text:span><text:span text:style-name="T3">&lt;h3 class="author"&gt;</text:span></text:p>
            <text:p text:style-name="P2"><text:span text:style-name="T3"><text:s text:c="4"/></text:span><text:span text:style-name="T3"><text:tab/></text:span><text:span text:style-name="T3"><text:tab/></text:span><text:span text:style-name="T3"> <text:s/></text:span><text:span text:style-name="T3">{{author}}</text:span></text:p>
            <text:p text:style-name="P2"><text:span text:style-name="T3"><text:s text:c="4"/></text:span><text:span text:style-name="T3"><text:tab/></text:span><text:span text:style-name="T3"><text:tab/></text:span><text:span text:style-name="T3">&lt;/h3&gt;</text:span></text:p>
            <text:p text:style-name="P2"><text:span text:style-name="T3"><text:tab/></text:span><text:span text:style-name="T3"><text:tab/></text:span><text:span text:style-name="T3"> <text:s text:c="3"/></text:span><text:span text:style-name="T3">&lt;img <text:s/>style="height:600" src="{{src}}"/&gt;</text:span></text:p>
            <text:p text:style-name="P2"><text:span text:style-name="T3"><text:s text:c="6"/></text:span><text:span text:style-name="T3">&lt;/div&gt;</text:span></text:p>
            <text:p text:style-name="P2"><text:span text:style-name="T3"><text:s text:c="4"/></text:span><text:span text:style-name="T3">&lt;/script&gt;</text:span></text:p>
            <text:p text:style-name="P2"><text:span text:style-name="T3"/></text:p>
            <text:p text:style-name="P2"><text:span text:style-name="T3"><text:s text:c="2"/></text:span><text:span text:style-name="T4">&lt;!-- javascript code to fill the template --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ndlebars JavaScript structure:</text:span></text:p>
          </draw:text-box>
        </draw:frame>
        <draw:frame presentation:style-name="pr2" draw:text-style-name="P6" draw:layer="layout" svg:width="25.199cm" svg:height="15.294cm" svg:x="1.4cm" svg:y="4.569cm" presentation:class="subtitle" presentation:user-transformed="true">
          <draw:text-box>
            <text:p text:style-name="P5"><text:span text:style-name="T5">&lt;script type="text/javascript"&gt;</text:span></text:p>
            <text:p text:style-name="P5"><text:span text:style-name="T5"><text:s text:c="2"/></text:span><text:span text:style-name="T6">var </text:span><text:span text:style-name="T7">source</text:span><text:span text:style-name="T5">=$("#image-template").html();</text:span></text:p>
            <text:p text:style-name="P5"><text:span text:style-name="T5"><text:s text:c="2"/></text:span><text:span text:style-name="T8">var</text:span><text:span text:style-name="T5"> </text:span><text:span text:style-name="T9">template</text:span><text:span text:style-name="T5"> = Handlebars.compile(source);</text:span></text:p>
            <text:p text:style-name="P5"><text:span text:style-name="T5"/></text:p>
            <text:p text:style-name="P5"><text:span text:style-name="T5"><text:s text:c="2"/></text:span><text:span text:style-name="T8">var</text:span><text:span text:style-name="T5"> data={</text:span></text:p>
            <text:p text:style-name="P5"><text:span text:style-name="T5"><text:s text:c="4"/></text:span><text:span text:style-name="T5">s</text:span><text:span text:style-name="T10">rc: </text:span><text:span text:style-name="T5">"http://wallpapercave.com/wp/uUqxVHp.jpg",</text:span></text:p>
            <text:p text:style-name="P5"><text:span text:style-name="T5"><text:s text:c="4"/></text:span><text:span text:style-name="T10">title: </text:span><text:span text:style-name="T5">"Beautiful nature",</text:span></text:p>
            <text:p text:style-name="P5"><text:span text:style-name="T5"><text:s text:c="4"/></text:span><text:span text:style-name="T10">author: </text:span><text:span text:style-name="T5">"Unknown"</text:span></text:p>
            <text:p text:style-name="P5"><text:span text:style-name="T5"><text:s text:c="2"/></text:span><text:span text:style-name="T5">};</text:span></text:p>
            <text:p text:style-name="P5"><text:span text:style-name="T5"><text:s text:c="2"/></text:span><text:span text:style-name="T8">var</text:span><text:span text:style-name="T5"> html=template(data);</text:span></text:p>
            <text:p text:style-name="P5"><text:span text:style-name="T5"><text:s text:c="2"/></text:span><text:span text:style-name="T5">$('#content').html(html);</text:span></text:p>
            <text:p text:style-name="P5"><text:span text:style-name="T5"/></text:p>
            <text:p text:style-name="P5"><text:span text:style-name="T5">&lt;/scrip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" svg:font-family="Trebuchet" style:font-family-generic="swiss"/>
    <style:font-face style:name="Sawasdee" svg:font-family="Sawasdee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4T17:23:27.824470419</meta:creation-date>
    <dc:date>2016-07-24T17:31:34.784162495</dc:date>
    <meta:editing-duration>PT8M9S</meta:editing-duration>
    <meta:editing-cycles>1</meta:editing-cycles>
    <meta:generator>LibreOffice/5.1.4.2$Linux_X86_64 LibreOffice_project/10m0$Build-2</meta:generator>
    <meta:document-statistic meta:object-count="29"/>
  </office:meta>
</office:document-meta>
</file>